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ta1" style:family="table" style:master-page-name="PageStyle_5f__b5_">
      <style:table-properties table:display="true" style:writing-mode="lr-tb"/>
    </style:style>
    <style:style style:name="ta2" style:family="table" style:master-page-name="PageStyle_5f__2202_">
      <style:table-properties table:display="true" style:writing-mode="lr-tb"/>
    </style:style>
    <style:style style:name="ce1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µ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number-columns-repeated="1023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∂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number-columns-repeated="102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Verdana" fo:font-family="Verdana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_b5_" style:display-name="PageStyle_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202_" style:display-name="PageStyle_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dley Wickham</meta:initial-creator>
    <meta:creation-date>2015-03-23T12:32:55</meta:creation-date>
    <dc:creator>Hadley Wickham</dc:creator>
    <dc:date>2015-03-23T16:30:59.961000000</dc:date>
    <meta:document-statistic meta:table-count="2" meta:cell-count="4" meta:object-count="0"/>
    <meta:generator>LibreOffice/4.2.7.2$Linux_X86_64 LibreOffice_project/420m0$Build-2</meta:generator>
  </office:meta>
</office:document-meta>
</file>